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<text:s text:c="16"/>2 <text:s text:c="23"/>3 <text:s text:c="15"/>4 <text:s text:c="13"/>5 <text:s text:c="18"/>6 <text:s text:c="24"/>7</text:p>
      <text:p text:style-name="P1">1 0 <text:s text:c="11"/>2 0 <text:s text:c="14"/>21 30 <text:s text:c="15"/>31 40 <text:s text:c="6"/>50 41 32 <text:s text:c="6"/>60 51 42 321 <text:s text:c="6"/>70 61 52 43 421</text:p>
      <text:p text:style-name="P1"/>
      <text:p text:style-name="P1">8 <text:s text:c="10"/>9 <text:s text:c="4"/><text:tab/>10 <text:s text:c="11"/></text:p>
      <text:p text:style-name="P1">80<text:tab/>90<text:tab/>100<text:tab/>010 <text:s/><text:tab/><text:tab/><text:tab/></text:p>
      <text:p text:style-name="P1">71<text:tab/>81<text:tab/>91<text:tab/>46</text:p>
      <text:p text:style-name="P1">62<text:tab/>72<text:tab/>82<text:tab/>37</text:p>
      <text:p text:style-name="P1">53<text:tab/>63<text:tab/>73<text:tab/>28</text:p>
      <text:p text:style-name="P1">521<text:tab/>54<text:tab/>64<text:tab/>19</text:p>
      <text:p text:style-name="P1">431<text:tab/>621<text:tab/>721<text:tab/>235</text:p>
      <text:p text:style-name="P1"><text:s/><text:tab/>531<text:tab/>631<text:tab/>145</text:p>
      <text:p text:style-name="P1"><text:tab/>432<text:tab/>532<text:tab/>136</text:p>
      <text:p text:style-name="P1"><text:tab/><text:tab/>541<text:tab/>127</text:p>
      <text:p text:style-name="P1"><text:tab/><text:tab/>4321<text:tab/>1234<text:tab/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дрей Чернов</meta:initial-creator>
    <meta:creation-date>2016-09-30T16:42:26.82</meta:creation-date>
    <meta:document-statistic meta:table-count="0" meta:image-count="0" meta:object-count="0" meta:page-count="1" meta:paragraph-count="13" meta:word-count="64" meta:character-count="396"/>
    <dc:date>2016-10-01T01:06:04.24</dc:date>
    <dc:creator>Андрей Чернов</dc:creator>
    <meta:editing-duration>PT8H8M26S</meta:editing-duration>
    <meta:editing-cycles>1</meta:editing-cycles>
    <meta:generator>OpenOffice/4.1.1$Win32 OpenOffice.org_project/411m6$Build-9775</meta:generator>
  </office:meta>
</office:document-meta>
</file>